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ScopeConfigurerTests.testSunnyDayWithBonaFideSco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ScopeConfigurerTests.testSunnyDayWithBonaFideScop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ScopeConfigurerTests.testWhereScopeMapHasNonStringTypedScopeNameIn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ScopeConfigurerTests.testSunnyDayWithBonaFideScope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ScopeConfigurerTests.testWithNo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ScopeConfigurerTests.testWhereScopeMapHasNonScopeInstanceIn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ScopeConfigurerTests.testWhereScopeMapHasNullScopeValueIn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